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6.348cm" fo:min-width="3.512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473cm" fo:min-width="3.9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827cm" fo:min-width="6.8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997cm" fo:min-width="4.316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827cm" fo:min-width="6.4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473cm" fo:min-width="3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3.149cm" fo:min-width="5.3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111cm" fo:min-width="0.2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025cm" fo:min-width="0.3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53cm" fo:min-width="1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21cm" fo:min-width="1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249cm" fo:min-width="1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2.33cm" fo:min-width="6.4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265cm" fo:min-width="0.8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631cm" fo:min-width="0.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3.513cm" svg:height="6.349cm" svg:x="3.722cm" svg:y="7.71cm"><text:p text:style-name="P1">Class Unités<text:line-break/>-int pv</text:p><text:p text:style-name="P1">-int dégats</text:p><text:p text:style-name="P1">-int défense ?</text:p><text:p text:style-name="P1">-int typeAttaque ?</text:p><text:p text:style-name="P1">-int distanceMVM</text:p><text:p text:style-name="P1">-int coût</text:p><text:p text:style-name="P1">-int PA</text:p><text:p text:style-name="P1">-String Etat</text:p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1" svg:width="3.966cm" svg:height="2.474cm" svg:x="-0.506cm" svg:y="4.916cm"><text:p text:style-name="P1">Class Plateau<text:line-break/>-Tableau de </text:p><text:p text:style-name="P1">tableau Case</text:p><draw:enhanced-geometry svg:viewBox="0 0 21600 21600" draw:type="rectangle" draw:enhanced-path="M 0 0 L 21600 0 21600 21600 0 21600 0 0 Z N"/></draw:custom-shape><draw:custom-shape text:anchor-type="paragraph" draw:z-index="2" draw:name="Forme1" draw:style-name="gr1" draw:text-style-name="P1" svg:width="3.513cm" svg:height="6.349cm" svg:x="-0.543cm" svg:y="7.743cm"><text:p text:style-name="P1">Class AlterationEtat</text:p><text:p text:style-name="P1">(bibliothèque)</text:p><text:p text:style-name="P1">-liste des effet</text:p><draw:enhanced-geometry svg:viewBox="0 0 21600 21600" draw:type="rectangle" draw:enhanced-path="M 0 0 L 21600 0 21600 21600 0 21600 0 0 Z N"/></draw:custom-shape><draw:custom-shape text:anchor-type="paragraph" draw:z-index="3" draw:name="Forme1" draw:style-name="gr3" draw:text-style-name="P1" svg:width="6.862cm" svg:height="1.828cm" svg:x="11.109cm" svg:y="5.392cm"><text:p text:style-name="P1">Class Jeu</text:p><text:p text:style-name="P1">-serveur/client (affichage -&gt;requete)</text:p><draw:enhanced-geometry svg:viewBox="0 0 21600 21600" draw:type="rectangle" draw:enhanced-path="M 0 0 L 21600 0 21600 21600 0 21600 0 0 Z N"/></draw:custom-shape><draw:custom-shape text:anchor-type="paragraph" draw:z-index="4" draw:name="Forme1" draw:style-name="gr4" draw:text-style-name="P1" svg:width="4.317cm" svg:height="2.998cm" svg:x="12.24cm" svg:y="7.735cm"><text:p text:style-name="P1">Class Joueur</text:p><text:p text:style-name="P1">- humain ou robot<text:line-break/>- Sélection unité</text:p><text:p text:style-name="P1">- int argent</text:p><draw:enhanced-geometry svg:viewBox="0 0 21600 21600" draw:type="rectangle" draw:enhanced-path="M 0 0 L 21600 0 21600 21600 0 21600 0 0 Z N"/></draw:custom-shape><draw:custom-shape text:anchor-type="paragraph" draw:z-index="5" draw:name="Forme1" draw:style-name="gr5" draw:text-style-name="P1" svg:width="6.444cm" svg:height="1.828cm" svg:x="4.09cm" svg:y="5.166cm"><text:p text:style-name="P1">Class Case<text:line-break/>- Tableau effet de la case ?</text:p><text:p text:style-name="P1">-Vide ou pas (unité présente ou pas)</text:p><draw:enhanced-geometry svg:viewBox="0 0 21600 21600" draw:type="rectangle" draw:enhanced-path="M 0 0 L 21600 0 21600 21600 0 21600 0 0 Z N"/></draw:custom-shape><draw:custom-shape text:anchor-type="paragraph" draw:z-index="6" draw:name="Forme1" draw:style-name="gr6" draw:text-style-name="P1" svg:width="3.513cm" svg:height="2.474cm" svg:x="7.846cm" svg:y="10.774cm"><text:p text:style-name="P1">Class Archer</text:p><draw:enhanced-geometry svg:viewBox="0 0 21600 21600" draw:type="rectangle" draw:enhanced-path="M 0 0 L 21600 0 21600 21600 0 21600 0 0 Z N"/></draw:custom-shape><draw:custom-shape text:anchor-type="paragraph" draw:z-index="7" draw:name="Forme1" draw:style-name="gr6" draw:text-style-name="P1" svg:width="3.513cm" svg:height="2.474cm" svg:x="7.86cm" svg:y="7.758cm"><text:p text:style-name="P1">Class Guerrier</text:p><draw:enhanced-geometry svg:viewBox="0 0 21600 21600" draw:type="rectangle" draw:enhanced-path="M 0 0 L 21600 0 21600 21600 0 21600 0 0 Z N"/></draw:custom-shape><draw:custom-shape text:anchor-type="paragraph" draw:z-index="8" draw:name="Forme1" draw:style-name="gr6" draw:text-style-name="P1" svg:width="3.513cm" svg:height="2.474cm" svg:x="2.025cm" svg:y="14.702cm"><text:p text:style-name="P1">Class Cavalier</text:p><draw:enhanced-geometry svg:viewBox="0 0 21600 21600" draw:type="rectangle" draw:enhanced-path="M 0 0 L 21600 0 21600 21600 0 21600 0 0 Z N"/></draw:custom-shape><draw:custom-shape text:anchor-type="paragraph" draw:z-index="9" draw:name="Forme1" draw:style-name="gr6" draw:text-style-name="P1" svg:width="3.513cm" svg:height="2.474cm" svg:x="6.128cm" svg:y="14.67cm"><text:p text:style-name="P1">Class Mage</text:p><draw:enhanced-geometry svg:viewBox="0 0 21600 21600" draw:type="rectangle" draw:enhanced-path="M 0 0 L 21600 0 21600 21600 0 21600 0 0 Z N"/></draw:custom-shape><draw:custom-shape text:anchor-type="paragraph" draw:z-index="10" draw:name="Forme1" draw:style-name="gr7" draw:text-style-name="P1" svg:width="5.307cm" svg:height="3.149cm" svg:x="11.702cm" svg:y="11.419cm"><text:p text:style-name="P1">Class Partie</text:p><text:p text:style-name="P1">-plateau</text:p><text:p text:style-name="P1">-joueur 1</text:p><text:p text:style-name="P1">-joueur 2</text:p><text:p text:style-name="P1">-modification plateau</text:p><draw:enhanced-geometry svg:viewBox="0 0 21600 21600" draw:type="rectangle" draw:enhanced-path="M 0 0 L 21600 0 21600 21600 0 21600 0 0 Z N"/></draw:custom-shape><draw:custom-shape text:anchor-type="paragraph" draw:z-index="11" draw:name="Forme2" draw:style-name="gr8" svg:width="0.563cm" svg:height="1.267cm" svg:x="4.33cm" svg:y="13.74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Forme3" draw:style-name="gr9" svg:width="0.643cm" svg:height="1.17cm" svg:x="6.255cm" svg:y="13.74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Forme4" draw:style-name="gr10" svg:width="1.172cm" svg:height="0.706cm" svg:x="6.96cm" svg:y="9.36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Forme5" draw:style-name="gr11" svg:width="1.22cm" svg:height="0.643cm" svg:x="6.929cm" svg:y="11.67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Forme6" draw:style-name="gr12" svg:width="1.475cm" svg:height="0.496cm" svg:x="2.616cm" svg:y="11.9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Forme1" draw:style-name="gr13" draw:text-style-name="P1" svg:width="6.444cm" svg:height="2.331cm" svg:x="10.945cm" svg:y="14.988cm"><text:p text:style-name="P1">Class ModificationPlateau</text:p><text:p text:style-name="P1">-tout les fonctions par rapport</text:p><text:p text:style-name="P1">Aux modifications du plateau</text:p><text:p text:style-name="P1">-save de plateau modifié</text:p><draw:enhanced-geometry svg:viewBox="0 0 21600 21600" draw:type="rectangle" draw:enhanced-path="M 0 0 L 21600 0 21600 21600 0 21600 0 0 Z N"/></draw:custom-shape><draw:custom-shape text:anchor-type="paragraph" draw:z-index="17" draw:name="Forme7" draw:style-name="gr14" svg:width="1.107cm" svg:height="0.53cm" svg:x="3.089cm" svg:y="5.86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8" draw:name="Forme8" draw:style-name="gr15" svg:width="0.738cm" svg:height="0.722cm" svg:x="13.457cm" svg:y="14.5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21:23:21.260000000</meta:creation-date>
    <dc:date>2021-02-11T22:47:05.664000000</dc:date>
    <meta:editing-duration>PT1M4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Windows_X86_64 LibreOffice_project/dc89aa7a9eabfd848af146d5086077aeed2ae4a5</meta:generator>
  </office:meta>
</office:document-meta>
</file>